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085" calcext:value-type="float">
            <text:p>1085</text:p>
          </table:table-cell>
          <table:table-cell table:style-name="ce15" office:value-type="string" calcext:value-type="string">
            <text:p>18 hr 0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5">00/00/0000</text:date>, <text:time style:data-style-name="N2" text:time-value="13:14:16.869284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1-25T13:14:42.901046524</dc:date>
    <meta:editing-duration>PT23H58M51S</meta:editing-duration>
    <meta:editing-cycles>233</meta:editing-cycles>
    <meta:generator>LibreOffice/6.0.7.3$Linux_X86_64 LibreOffice_project/00m0$Build-3</meta:generator>
    <meta:document-statistic meta:table-count="3" meta:cell-count="11502" meta:object-count="0"/>
  </office:meta>
</office:document-meta>
</file>